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4a2" officeooo:paragraph-rsid="000d0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grrthdfgs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7:24:04.653760624</meta:creation-date>
    <dc:date>2023-09-08T17:24:34.365865576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3.5.2$Linux_X86_64 LibreOffice_project/30$Build-2</meta:generator>
  </office:meta>
</office:document-meta>
</file>